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.111in" style:contextual-spacing="false" fo:text-align="justify" style:justify-single-word="false"/>
    </style:style>
    <style:style style:name="P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3" style:family="paragraph" style:parent-style-name="Frame_20_contents">
      <style:paragraph-properties fo:margin-top="0in" fo:margin-bottom="0.0835in" style:contextual-spacing="false" fo:text-align="justify" style:justify-single-word="false"/>
      <style:text-properties fo:color="#000000" loext:opacity="100%" style:font-name-complex="Times New Roman1"/>
    </style:style>
    <style:style style:name="P4" style:family="paragraph" style:parent-style-name="Text_20_3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Calibri" fo:font-size="11pt" fo:font-weight="bold" style:font-size-asian="11pt" style:font-weight-asian="bold" style:font-size-complex="11pt"/>
    </style:style>
    <style:style style:name="P5" style:family="paragraph" style:parent-style-name="List_20_Paragraph">
      <style:paragraph-properties fo:margin-top="0.0417in" fo:margin-bottom="0.0417in" style:contextual-spacing="true" fo:text-align="justify" style:justify-single-word="false"/>
      <style:text-properties fo:color="#000000" loext:opacity="100%" style:font-name-complex="Times New Roman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>
      <style:paragraph-properties fo:margin-top="0.0417in" fo:margin-bottom="0.0417in" style:contextual-spacing="true" fo:text-align="justify" style:justify-single-word="false"/>
      <style:text-properties fo:color="#000000" loext:opacity="100%" style:font-name-complex="Times New Roman1"/>
    </style:style>
    <style:style style:name="P8" style:family="paragraph" style:parent-style-name="List_20_Paragraph" style:list-style-name="WWNum1">
      <style:paragraph-properties fo:margin-top="0.0835in" fo:margin-bottom="0.0835in" style:contextual-spacing="true" fo:text-align="justify" style:justify-single-word="false"/>
      <style:text-properties fo:color="#000000" loext:opacity="100%" style:font-name-complex="Times New Roman1"/>
    </style:style>
    <style:style style:name="P9" style:family="paragraph">
      <loext:graphic-properties draw:fill="solid" draw:fill-color="#2f5597" draw:opacity="21%"/>
      <style:paragraph-properties fo:text-align="start"/>
      <style:text-properties fo:color="#000000" loext:opacity="100%" fo:font-size="18pt"/>
    </style:style>
    <style:style style:name="T1" style:family="text">
      <style:text-properties style:use-window-font-color="true" loext:opacity="0%" fo:font-size="11pt" fo:language="hu" fo:country="H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2f5597" draw:opacity="21%" draw:textarea-vertical-align="top" draw:auto-grow-height="false" fo:min-height="3.548in" fo:min-width="6.0898in" fo:padding-top="0.05in" fo:padding-bottom="0.05in" fo:padding-left="0.1in" fo:padding-right="0.1in" fo:wrap-option="wrap" fo:margin-left="0.1252in" fo:margin-right="0.1508in" fo:margin-top="0in" fo:margin-bottom="0.0217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is is the first paragraph.</text:p>
      <text:p text:style-name="P2"><draw:custom-shape text:anchor-type="paragraph" draw:z-index="0" draw:name="Szövegdoboz 2" draw:style-name="gr1" draw:text-style-name="P9" svg:width="6.2894in" svg:height="3.6476in" svg:x="0.302in" svg:y="-0.152in"><text:p text:style-name="P4">HHHHHHHHHHHHH</text:p><text:p text:style-name="P3">HH HHHHHHHH HHHHHHHH HHHHHHH HHHHHHHHHHHHHHHH HHHHHHHHHHHHH H HHHHHHHHHH:</text:p><text:list xml:id="list2896414513" text:style-name="WWNum1"><text:list-item><text:p text:style-name="P7">HHHH HHHHHHHHHH HHHHHHHHH HH HHHHH HHHHHHHHHHH;</text:p></text:list-item><text:list-item><text:p text:style-name="P7">H HHHHHHHH HHHHHH HHHHHHH HHHHHHH HH HHHHHHHHHHHH HHHHH HHHHHHHHH, HHHH HHHHH HHHH HHHHHH HHHHHH HH H HHHHHHHHH;</text:p></text:list-item><text:list-item><text:p text:style-name="P7">HHHHHHHHHH HHHHHHHH, HHH HHHHHHHHH HH HHHHH HHHHHHHHHHHHHHH HHHHHHH, HHHHHHHHH</text:p></text:list-item></text:list><text:p text:style-name="P5">HHHHHHH HHHHHHHHHHHHHH HHHHHHHHH;</text:p><text:list xml:id="list182205503826871" text:continue-numbering="true" text:style-name="WWNum1"><text:list-item><text:p text:style-name="P7">HH HHHHHHH HH H HHHHHHHHHH HHHHHHHHHHH HHHHHHH HHHHHHHHHHHHH H HHHHHHHHHH HHHHHHHH;</text:p></text:list-item><text:list-item><text:p text:style-name="P8">HHHHHH HHHHHHHHHHH HHHHHHHHHH, HHHHHHH HHHHHHHHHHH H HHHHHHHHHHHHHH HHHHHHHHH HHHHHHHHH HHHHHHHHHHHHH; </text:p></text:list-item><text:list-item><text:p text:style-name="P8">HHHHHHHHHHHH HHHHHHHHHHH HHHHHHHHH.<text:bookmark text:name="_GoBack"/></text:p></text:list-item></text:list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is is the <text:span text:style-name="T1">second</text:span> paragrap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</style:style>
    <style:style style:name="Text_20_3" style:display-name="Text 3" style:family="paragraph" style:parent-style-name="Standard" style:default-outline-level="">
      <style:paragraph-properties fo:margin-left="0.8346in" fo:margin-right="0in" fo:margin-top="0in" fo:margin-bottom="0.1665in" style:contextual-spacing="false" fo:line-height="100%" fo:text-align="justify" style:justify-single-word="false" fo:text-indent="0in" style:auto-text-indent="false">
        <style:tab-stops>
          <style:tab-stop style:position="1.5984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hu" style:country-asian="HU" style:font-name-complex="Times New Roman1" style:font-family-complex="'Times New Roman'" style:font-family-generic-complex="system" style:font-pitch-complex="variable" style:font-size-complex="10pt" style:language-complex="hu" style:country-complex="HU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Listaszerű_20_bekezdés_20_Char" style:display-name="Listaszerű bekezdés Char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7-23T09:57:00</meta:creation-date>
    <meta:initial-creator>Kelemen Gábor 2</meta:initial-creator>
    <dc:language>hu-HU</dc:language>
    <dc:date>2020-11-13T18:22:03.556919998</dc:date>
    <meta:editing-cycles>8</meta:editing-cycles>
    <meta:editing-duration>PT5M12S</meta:editing-duration>
    <meta:generator>LibreOfficeDev/7.1.0.0.alpha1$Linux_X86_64 LibreOffice_project/6dae6c6fdcf410cb0258e04ed018c82d70e8cc3e</meta:generator>
    <meta:document-statistic meta:table-count="0" meta:image-count="0" meta:object-count="0" meta:page-count="1" meta:paragraph-count="11" meta:word-count="84" meta:character-count="640" meta:non-whitespace-character-count="572"/>
    <meta:user-defined meta:name="AppVersion">15.0000</meta:user-defined>
    <meta:user-defined meta:name="Company">NISZ Nemzeti Infokommunikációs Szolgáltató Zr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